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ormální" style:family="paragraph">
      <style:paragraph-properties fo:text-align="justify"/>
    </style:style>
    <style:style style:name="P19" style:parent-style-name="Normální" style:family="paragraph">
      <style:paragraph-properties fo:text-align="justify"/>
    </style:style>
    <style:style style:name="P20" style:parent-style-name="Normální" style:family="paragraph">
      <style:paragraph-properties fo:text-align="justify"/>
    </style:style>
    <style:style style:name="P21" style:parent-style-name="Normální" style:family="paragraph">
      <style:paragraph-properties fo:text-align="justify"/>
    </style:style>
    <style:style style:name="P22" style:parent-style-name="odrážka1" style:family="paragraph">
      <style:paragraph-properties fo:margin-left="0in" fo:text-indent="0in">
        <style:tab-stops/>
      </style:paragraph-properties>
    </style:style>
    <style:style style:name="P23" style:parent-style-name="odrážka1" style:family="paragraph">
      <style:paragraph-properties fo:margin-left="0in" fo:text-indent="0in">
        <style:tab-stops/>
      </style:paragraph-properties>
    </style:style>
    <style:style style:name="P24" style:parent-style-name="odrážka1" style:family="paragraph">
      <style:paragraph-properties fo:margin-left="0in" fo:text-indent="0in">
        <style:tab-stops/>
      </style:paragraph-properties>
    </style:style>
    <style:style style:name="P25" style:parent-style-name="Normální" style:family="paragraph">
      <style:paragraph-properties fo:text-align="justify"/>
    </style:style>
    <style:style style:name="T26" style:parent-style-name="Standardnípísmoodstavce" style:family="text">
      <style:text-properties fo:font-weight="bold" style:font-weight-asian="bold"/>
    </style:style>
    <style:style style:name="P27" style:parent-style-name="Normální" style:family="paragraph">
      <style:paragraph-properties fo:text-align="justify"/>
      <style:text-properties fo:font-weight="bold" style:font-weight-asian="bold"/>
    </style:style>
    <style:style style:name="P28" style:parent-style-name="Normální" style:family="paragraph">
      <style:paragraph-properties fo:text-align="justify"/>
      <style:text-properties fo:font-weight="bold" style:font-weight-asian="bold"/>
    </style:style>
    <style:style style:name="P29" style:parent-style-name="Normální" style:family="paragraph">
      <style:paragraph-properties fo:text-align="justify"/>
    </style:style>
    <style:style style:name="T30" style:parent-style-name="Standardnípísmoodstavce" style:family="text">
      <style:text-properties fo:font-weight="bold" style:font-weight-asian="bold"/>
    </style:style>
    <style:style style:name="P31" style:parent-style-name="Normální" style:family="paragraph">
      <style:paragraph-properties fo:text-align="justify"/>
      <style:text-properties fo:font-weight="bold" style:font-weight-asian="bold"/>
    </style:style>
    <style:style style:name="P32" style:parent-style-name="Normální" style:family="paragraph">
      <style:paragraph-properties fo:text-align="justify"/>
      <style:text-properties fo:font-weight="bold" style:font-weight-asian="bold"/>
    </style:style>
    <style:style style:name="P33" style:parent-style-name="Normální" style:family="paragraph">
      <style:paragraph-properties fo:text-align="justify"/>
    </style:style>
    <style:style style:name="T34" style:parent-style-name="Standardnípísmoodstavce" style:family="text">
      <style:text-properties fo:font-weight="bold" style:font-weight-asian="bold"/>
    </style:style>
    <style:style style:name="P35" style:parent-style-name="Normální" style:family="paragraph">
      <style:paragraph-properties fo:text-align="justify"/>
      <style:text-properties fo:color="#FF0000"/>
    </style:style>
    <style:style style:name="P36" style:parent-style-name="Normální" style:family="paragraph">
      <style:paragraph-properties fo:text-align="justify"/>
      <style:text-properties fo:font-weight="bold" style:font-weight-asian="bold"/>
    </style:style>
    <style:style style:name="P37" style:parent-style-name="Normální" style:family="paragraph">
      <style:paragraph-properties fo:text-align="justify"/>
    </style:style>
    <style:style style:name="P38" style:parent-style-name="Normální" style:family="paragraph">
      <style:paragraph-properties fo:text-align="justify"/>
      <style:text-properties fo:font-weight="bold" style:font-weight-asian="bold"/>
    </style:style>
    <style:style style:name="P39" style:parent-style-name="Normální" style:family="paragraph">
      <style:paragraph-properties fo:text-align="justify"/>
      <style:text-properties style:font-style-complex="italic"/>
    </style:style>
    <style:style style:name="P40" style:parent-style-name="Normální" style:family="paragraph">
      <style:paragraph-properties fo:text-align="justify"/>
      <style:text-properties style:font-style-complex="italic"/>
    </style:style>
    <style:style style:name="P41" style:parent-style-name="Normální" style:family="paragraph">
      <style:paragraph-properties fo:text-align="justify"/>
      <style:text-properties style:font-style-complex="italic"/>
    </style:style>
    <style:style style:name="P42" style:parent-style-name="Normální" style:family="paragraph">
      <style:paragraph-properties fo:text-align="justify"/>
      <style:text-properties style:font-style-complex="italic"/>
    </style:style>
    <style:style style:name="P43" style:parent-style-name="Normální" style:family="paragraph">
      <style:paragraph-properties fo:text-align="justify"/>
    </style:style>
    <style:style style:name="T44" style:parent-style-name="Standardnípísmoodstavce" style:family="text">
      <style:text-properties style:font-style-complex="italic"/>
    </style:style>
    <style:style style:name="T45" style:parent-style-name="Standardnípísmoodstavce" style:family="text">
      <style:text-properties style:font-style-complex="italic"/>
    </style:style>
    <style:style style:name="P46" style:parent-style-name="Normální" style:family="paragraph">
      <style:paragraph-properties fo:text-align="justify"/>
    </style:style>
    <style:style style:name="P47" style:parent-style-name="Normální" style:family="paragraph">
      <style:paragraph-properties fo:text-align="justify"/>
    </style:style>
    <style:style style:name="P48" style:parent-style-name="Normální" style:family="paragraph">
      <style:paragraph-properties fo:text-align="justify"/>
    </style:style>
    <style:style style:name="P49" style:parent-style-name="Normální" style:family="paragraph">
      <style:paragraph-properties fo:text-align="justify"/>
    </style:style>
    <style:style style:name="T50" style:parent-style-name="Standardnípísmoodstavce" style:family="text">
      <style:text-properties style:font-name-complex="Arial"/>
    </style:style>
    <style:style style:name="T51" style:parent-style-name="Standardnípísmoodstavce" style:family="text">
      <style:text-properties style:font-name-complex="Arial"/>
    </style:style>
    <style:style style:name="T52" style:parent-style-name="Standardnípísmoodstavce" style:family="text">
      <style:text-properties style:font-name-complex="Arial"/>
    </style:style>
    <style:style style:name="P53" style:parent-style-name="Prostýtext" style:family="paragraph">
      <style:paragraph-properties fo:text-align="justify"/>
    </style:style>
    <style:style style:name="P54" style:parent-style-name="Normální" style:family="paragraph">
      <style:paragraph-properties fo:text-align="justify"/>
    </style:style>
    <style:style style:name="P55" style:parent-style-name="Normální" style:family="paragraph">
      <style:paragraph-properties fo:text-align="justify"/>
    </style:style>
    <style:style style:name="P56" style:parent-style-name="Normální" style:family="paragraph">
      <style:paragraph-properties fo:text-align="justify"/>
    </style:style>
    <style:style style:name="P57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58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59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60" style:parent-style-name="Normální" style:family="paragraph">
      <style:text-properties fo:color="#2E74B5"/>
    </style:style>
    <style:style style:name="P61" style:parent-style-name="Normální" style:family="paragraph">
      <style:text-properties fo:font-weight="bold" style:font-weight-asian="bold" fo:color="#008576" fo:font-size="12pt" style:font-size-asian="12pt" style:font-size-complex="13pt"/>
    </style:style>
    <style:style style:name="P62" style:parent-style-name="Normální" style:family="paragraph">
      <style:text-properties fo:font-weight="bold" style:font-weight-asian="bold" fo:color="#008576" fo:font-size="12pt" style:font-size-asian="12pt" style:font-size-complex="13pt"/>
    </style:style>
    <style:style style:name="P63" style:parent-style-name="Odstavecseseznamem" style:family="paragraph">
      <style:paragraph-properties fo:margin-bottom="0in" fo:margin-left="0in">
        <style:tab-stops/>
      </style:paragraph-properties>
    </style:style>
    <style:style style:name="P64" style:parent-style-name="Odstavecseseznamem" style:family="paragraph">
      <style:paragraph-properties fo:margin-bottom="0in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77/2021<text:bookmark-end text:name="Text14"/></text:p>
            <text:p text:style-name="Normální">KVOP-40748/2021<text:bookmark-end text:name="Text2"/></text:p>
            <text:p text:style-name="Normální"><text:bookmark-start text:name="Text6"/>23. 09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bookmark-end text:name="Text7"/>Vážená paní</text:p>
            <text:p text:style-name="Normální"><text:bookmark-start text:name="Text9"/>Dr.<text:s/><text:bookmark-end text:name="Text9"/>L. F.</text:p>
            <text:p text:style-name="Normální"/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P18">Vážená paní F.,</text:p>
      <text:p text:style-name="P19"/>
      <text:p text:style-name="P20">dne 20. 9. 2021 byla do Kanceláře veřejného ochránce práv doručena Vaše žádost podle zákona č. 106/1999 Sb., o svobodném přístupu k informacím, ve znění pozdějších předpisů,<text:s/>kterou žádáte o poskytnutí následujících informací:</text:p>
      <text:p text:style-name="P21"/>
      <text:list text:style-name="LFO11" text:continue-numbering="true">
        <text:list-item>
          <text:p text:style-name="P22">Za jakých podmínek byl Alianci pro rodinu, z. s. umožněn pronájem prostor Kanceláře veřejného ochránce práv pro přednášku Katy Faust dne 21. září?<text:s/></text:p>
        </text:list-item>
        <text:list-item>
          <text:p text:style-name="odrážka1">Jedná se o nekomerční pronájem, popř. bezúplatné užívání?</text:p>
        </text:list-item>
        <text:list-item>
          <text:p text:style-name="P23">Pokud ano, jakým způsobem Aliance pro rodinu, z. s. splňuje podmínky bezúplatného pronájmu?<text:s/></text:p>
        </text:list-item>
        <text:list-item>
          <text:p text:style-name="P24">Jak se netolerantní, mnohdy nenávistné postoje vůči LGBTIQ lidem, propagované Aliancí pro rodinu, slučují s principy rovnosti a rovného zacházení, které Úřad<text:s/>Kanceláře veřejného ochránce práv podle zákona prosazuje?<text:s/></text:p>
        </text:list-item>
      </text:list>
      <text:p text:style-name="P25">Ve smyslu zákona o svobodném přístupu k informacím,<text:s/><text:span text:style-name="T26">se poskytují níže uvedené informace:</text:span></text:p>
      <text:p text:style-name="P27"/>
      <text:p text:style-name="P28">K bodu č. 1</text:p>
      <text:p text:style-name="P29">Prostor Kanceláře veřejného ochránce práv je standardně pronajímán třetím subjektům dle interního předpisu. Směrnice č. 4/2016 O užívání a nájmu konferenčních sálů a parkoviště je<text:s/><text:span text:style-name="T30">přílohou č. 1</text:span><text:s/>tohoto dopisu<text:s/></text:p>
      <text:p text:style-name="P31"/>
      <text:p text:style-name="P32">K bodu č. 2</text:p>
      <text:p text:style-name="P33">Jedná se o nekomerční pronájem, který zahrnuje pronájem Velkého sálu, předsálí a jednoho parkovacího místa (od 18:00 do 20:00, 21. 9. 2021), je řádně zpoplatněn dle platného ceníku, který je<text:s/><text:span text:style-name="T34">přílohou č. 2</text:span><text:s/>tohoto dopisu. Nejedná se tedy o bezúplatný pronájem. <text:s/></text:p>
      <text:p text:style-name="P35"/>
      <text:p text:style-name="P36">K bodu č. 3</text:p>
      <text:p text:style-name="P37">Prostor Kanceláře veřejného ochránce práv nebyl organizaci Aliance pro rodinu, z. s. pronajímán bezúplatně, jednalo se o nekomerční pronájem dle Směrnice č.4/2016 O užívání a nájmu konferenčních sálů a parkoviště.</text:p>
      <text:p text:style-name="Normální"/>
      <text:p text:style-name="P38">K bodu č. 4</text:p>
      <text:soft-page-break/>
      <text:p text:style-name="P39">Svým dotazem se nedomáháte poskytnutí informací o činnosti povinného subjektu (tj. informací, které se vztahují k jeho působnosti, a které má nebo by měl mít k dispozici). Jedná se spíše o dotaz na názor povinného subjektu na činnost konkrétních soukromých subjektů, resp. zda a do jaké míry je tato činnost souladná s úkolem veřejného ochránce práv přispívat k prosazování práva na rovné zacházení (§ 1 odst. 7 a § 21b zákona o veřejném ochránci práv).<text:s/></text:p>
      <text:p text:style-name="P40"/>
      <text:p text:style-name="P41">Podle § 2 odst. 4 zákona o svobodném přístupu k informacím „povinnost povinných subjektů poskytovat informace se netýká dotazů na názory“.  Dotaz tohoto druhu, resp. poskytnutí informací by mohlo<text:s/>být na základě citovaného ustanovení zákona odmítnuto.</text:p>
      <text:p text:style-name="P42"/>
      <text:p text:style-name="P43"><text:span text:style-name="T44">Nad rámec povinností vyplývajících ze zákona o svobodném přístupu jsem se rozhodl na Váš dotaz reagovat a poskytnout následující vysvětlení k postupu veřejného ochránce práv a jeho kanceláře. Veřejný<text:s/></text:span><text:span text:style-name="T45">ochránce práv p</text:span>ři svém rozhodování o umožnění poskytnutí prostor Kanceláře veřejného ochránce práv k přednáškové činnosti nerozlišoval zájemce - Alianci pro rodinu, z. s. dle jejich názorů či myšlenek, ani je nijak jinak „nekastoval“. Veřejný ochránce práv<text:s/>respektuje zákon, který mu ukládá, aby byl nezávislý a nestranný a proto osobně považuje za důležité, aby v demokratické společnosti mohl zaznít na konkrétní problematiku jakýkoliv názor.<text:s/></text:p>
      <text:p text:style-name="P46"/>
      <text:p text:style-name="P47">Z pozice vedoucího Kanceláře veřejného ochránce práv jako organizační složky státu potom odkazuji na §§ 14 a 27 zákona č. 219/2000 Sb., o majetku České republiky a jejím vystupování v právních vztazích, ve znění pozdějších předpisů. Uvedená ustanovení vyžadují co nejhospodárnější nakládání s majetkem státu, tzn. nakládat s majetkem s co nejefektivněji, zejména s ohledem na ekonomické zájmy státu.<text:s/></text:p>
      <text:p text:style-name="P48"/>
      <text:p text:style-name="P49">Proto Kancelář veřejného ochránce práv v obdobích, kdy nepotřebuje sály a další prostory pro vlastní potřeby, tyto pronajímá nejrůznějším subjektům. Způsob využití konferenčních sálů limituje pouze čl. II odst. 3 směrnice<text:s/><text:span text:style-name="T50">č. 4/2016 (O užívání a nájm</text:span>u konferenčních sálů a parkoviště), podle kterého: „[v] souladu s dodržením zákonného požadavku na nezávislost a nestrannost výkonu funkce veřejného ochránce práv (§ 5 zákona č. 349/1999 Sb., o veřejném ochránci práv, ve znění pozdějších předpisů), nebude využití konferenčních sálů umožněno k účelům politické a náboženské propagace.<text:span text:style-name="T51">“ V daném případě jsem nevyhodnotil, že by daná akce měla sloužit účelům politické či náboženské propaga</text:span><text:span text:style-name="T52">ce.</text:span></text:p>
      <text:p text:style-name="P53"><text:s text:c="4"/></text:p>
      <text:p text:style-name="P54">S pozdravem</text:p>
      <text:p text:style-name="P55"/>
      <text:p text:style-name="P56"/>
      <text:p text:style-name="P57"><text:s text:c="89"/>JUDr. Pavel Pořízek, Ph.D. v. r.</text:p>
      <text:p text:style-name="P58"><text:s text:c="82"/>vedoucí Kanceláře veřejného<text:s/>ochránce práv</text:p>
      <text:p text:style-name="P59"><text:s text:c="81"/>(podepsáno elektronicky)</text:p>
      <text:p text:style-name="P60"/>
      <text:p text:style-name="P61">2 přílohy:</text:p>
      <text:p text:style-name="P62"/>
      <text:p text:style-name="P63">Směrnice č. 4/2016 O užívání a nájmu konferenčních sálů a parkoviště</text:p>
      <text:p text:style-name="P64">Ceník nekomerční úhrad provozních nákladů spojených s krátkodobým užíváním konferenčních sálů platný od 1. ledna 2020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bottom="0.1111in" fo:line-height="106%" fo:margin-left="0.5in">
        <style:tab-stops/>
      </style:paragraph-properties>
      <style:text-properties fo:font-size="11pt" style:font-size-asian="11pt" style:font-size-complex="11pt" style:language-asian="en" style:country-asian="US" fo:hyphenate="false"/>
    </style:style>
    <style:style style:name="odrážka1" style:display-name="odrážka 1)" style:family="paragraph" style:parent-style-name="Normální" style:list-style-name="LFO11">
      <style:paragraph-properties fo:margin-bottom="0.1111in" fo:line-height="106%"/>
      <style:text-properties fo:font-size="11pt" style:font-size-asian="11pt" style:font-size-complex="11pt" style:language-asian="en" style:country-asian="US"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LFO11" style:display-name="LFO11">
      <text:list-level-style-number text:level="1" text:style-name="WW_CharLFO3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PRS2*</text:span></text:p>
        <text:p text:style-name="P12"><text:span text:style-name="T13">KVOPX00BPRS2</text:span>KVOPX00BPRS2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10-14T11:26:00Z</meta:creation-date>
    <dc:date>2021-10-14T11:27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9" meta:word-count="689" meta:character-count="4751" meta:row-count="33" meta:non-whitespace-character-count="4071"/>
  </office:meta>
</office:document-meta>
</file>